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736b1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c902" officeooo:paragraph-rsid="0065c90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36b1d" officeooo:paragraph-rsid="00736b1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5939b" officeooo:paragraph-rsid="008593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c0208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a07a2" officeooo:paragraph-rsid="008a07a2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bd0b0" officeooo:paragraph-rsid="008bd0b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c902" officeooo:paragraph-rsid="0065c902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c902" officeooo:paragraph-rsid="0092f983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81361" officeooo:paragraph-rsid="00881361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81361" officeooo:paragraph-rsid="00881361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a74f3" officeooo:paragraph-rsid="007a74f3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9181a2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9181a2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181a2" officeooo:paragraph-rsid="009c133f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9181a2" officeooo:paragraph-rsid="009181a2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deee3" officeooo:paragraph-rsid="009deee3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0c1f" officeooo:paragraph-rsid="00980c1f" style:font-size-asian="12pt" style:font-weight-asian="normal" style:font-size-complex="12pt" style:font-weight-complex="normal"/>
    </style:style>
    <style:style style:name="P22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92f983" officeooo:paragraph-rsid="0092f983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fo:font-weight="normal" officeooo:rsid="00980c1f" officeooo:paragraph-rsid="00980c1f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65c902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490e9e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881361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980c1f"/>
    </style:style>
    <style:style style:name="P28" style:family="paragraph" style:parent-style-name="Standard">
      <style:paragraph-properties fo:text-align="start" style:justify-single-word="false"/>
      <style:text-properties officeooo:paragraph-rsid="001c0208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881361" officeooo:paragraph-rsid="00881361"/>
    </style:style>
    <style:style style:name="P30" style:family="paragraph" style:parent-style-name="Standard" style:list-style-name="L6">
      <style:paragraph-properties fo:text-align="start" style:justify-single-word="false"/>
      <style:text-properties officeooo:rsid="00980c1f" officeooo:paragraph-rsid="00980c1f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980c1f" officeooo:paragraph-rsid="009c133f"/>
    </style:style>
    <style:style style:name="P3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242ae4" officeooo:paragraph-rsid="0047b038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68017d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65c902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75b9df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881361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8a07a2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8dcaa7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8ec488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9181a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980c1f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90e9e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5bf3c0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9e2da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8a07a2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980c1f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9cc43c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9d010c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9e2da0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9ba9d4" style:font-size-asian="12pt" style:font-weight-asian="bold" style:font-size-complex="12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9eb27" style:font-weight-asian="bold" style:font-weight-complex="bold"/>
    </style:style>
    <style:style style:name="T28" style:family="text">
      <style:text-properties fo:font-weight="bold" officeooo:rsid="008dc3a8" style:font-weight-asian="bold" style:font-weight-complex="bold"/>
    </style:style>
    <style:style style:name="T29" style:family="text">
      <style:text-properties fo:font-weight="bold" officeooo:rsid="00881361" style:font-weight-asian="bold" style:font-weight-complex="bold"/>
    </style:style>
    <style:style style:name="T30" style:family="text">
      <style:text-properties fo:font-weight="bold" officeooo:rsid="009181a2" style:font-weight-asian="bold" style:font-weight-complex="bold"/>
    </style:style>
    <style:style style:name="T31" style:family="text">
      <style:text-properties fo:font-weight="bold" officeooo:rsid="0092f983" style:font-weight-asian="bold" style:font-weight-complex="bold"/>
    </style:style>
    <style:style style:name="T32" style:family="text">
      <style:text-properties fo:font-weight="bold" officeooo:rsid="009ba9d4" style:font-weight-asian="bold" style:font-weight-complex="bold"/>
    </style:style>
    <style:style style:name="T33" style:family="text">
      <style:text-properties fo:font-weight="bold" officeooo:rsid="008a07a2" style:font-weight-asian="bold" style:font-weight-complex="bold"/>
    </style:style>
    <style:style style:name="T34" style:family="text">
      <style:text-properties fo:font-weight="bold" officeooo:rsid="009c133f" style:font-weight-asian="bold" style:font-weight-complex="bold"/>
    </style:style>
    <style:style style:name="T35" style:family="text">
      <style:text-properties style:font-name="DejaVu Sans Condensed" fo:font-size="12pt" style:font-size-asian="12pt" style:font-size-complex="12pt"/>
    </style:style>
    <style:style style:name="T36" style:family="text">
      <style:text-properties style:font-name="DejaVu Sans Condensed" fo:font-size="12pt" officeooo:rsid="0085939b" style:font-size-asian="12pt" style:font-size-complex="12pt"/>
    </style:style>
    <style:style style:name="T37" style:family="text">
      <style:text-properties officeooo:rsid="00881361"/>
    </style:style>
    <style:style style:name="T38" style:family="text">
      <style:text-properties officeooo:rsid="008a07a2"/>
    </style:style>
    <style:style style:name="T39" style:family="text">
      <style:text-properties officeooo:rsid="008dc3a8"/>
    </style:style>
    <style:style style:name="T40" style:family="text">
      <style:text-properties officeooo:rsid="009181a2"/>
    </style:style>
    <style:style style:name="T41" style:family="text">
      <style:text-properties officeooo:rsid="009615cb"/>
    </style:style>
    <style:style style:name="T42" style:family="text">
      <style:text-properties officeooo:rsid="009c133f"/>
    </style:style>
    <style:style style:name="T43" style:family="text">
      <style:text-properties officeooo:rsid="009e2d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4">202</text:span><text:span text:style-name="T17"> - </text:span><text:span text:style-name="T24">Ground </text:span><text:span text:style-name="T18">- </text:span><text:span text:style-name="T20">Pre</text:span><text:span text:style-name="T18">f</text:span><text:span text:style-name="T21">light</text:span><text:span text:style-name="T19">,</text:span><text:span text:style-name="T21"> </text:span><text:span text:style-name="T22">Performance Limits</text:span></text:p>
      <text:p text:style-name="P6"/>
      <text:p text:style-name="P8"><text:span text:style-name="T24">Preflight checklist</text:span></text:p>
      <text:list xml:id="list727462083" text:style-name="L1">
        <text:list-item>
          <text:p text:style-name="P9"><text:span text:style-name="T26">Guns</text:span> ... <text:span text:style-name="T26">Arm</text:span> (three buttons on left side of instrument panel, <text:span text:style-name="T26">press and hold</text:span> until lights on center console come on)</text:p>
        </text:list-item>
        <text:list-item>
          <text:p text:style-name="P9"><text:span text:style-name="T26">Gun safety</text:span> ... <text:span text:style-name="T26">Off</text:span> <text:span text:style-name="T39">(red lever on top of stick) </text:span>(<text:span text:style-name="T26">Flip Down Trigger </text:span><text:span text:style-name="T28">press</text:span>)</text:p>
        </text:list-item>
        <text:list-item>
          <text:p text:style-name="P24"><text:span text:style-name="T2">If using external tanks: </text:span><text:span text:style-name="T15">Drop Tank Signal Switch </text:span><text:span text:style-name="T3">... </text:span><text:span text:style-name="T15">ON </text:span><text:span text:style-name="T4">(</text:span><text:span text:style-name="T6">center console</text:span><text:span text:style-name="T4">)</text:span></text:p>
        </text:list-item>
        <text:list-item>
          <text:p text:style-name="P25"><text:span text:style-name="T11">Begin taxi; </text:span><text:span text:style-name="T13">Rooksie brakes</text:span><text:span text:style-name="T4">.</text:span></text:p>
        </text:list-item>
      </text:list>
      <text:p text:style-name="P32"/>
      <text:p text:style-name="P5">Performance limits</text:p>
      <text:list xml:id="list274112853" text:style-name="L7">
        <text:list-item>
          <text:p text:style-name="P19">Max speed with external tanks:</text:p>
          <text:list>
            <text:list-item>
              <text:p text:style-name="P19">Small tanks (2x 300 L): 0.9 Mach, 5 Gs</text:p>
            </text:list-item>
            <text:list-item>
              <text:p text:style-name="P19">Large tanks (2x 600 L): 0.85 Mach</text:p>
            </text:list-item>
          </text:list>
        </text:list-item>
        <text:list-item>
          <text:p text:style-name="P19">Service ceiling: 15000 m without drop tanks, 13400 m with drop tanks</text:p>
        </text:list-item>
        <text:list-item>
          <text:p text:style-name="P22">Stall speed:</text:p>
          <text:list>
            <text:list-item>
              <text:p text:style-name="P22">Idle power, flaps and gear extended: 190 kph</text:p>
            </text:list-item>
            <text:list-item>
              <text:p text:style-name="P22">Idle power, flaps and gear retracted: 200 - 220 kph below 10000 m, 230 - 240 kph above 10000 m</text:p>
            </text:list-item>
            <text:list-item>
              <text:p text:style-name="P22">Max power, flaps and gear retracted: 200 kph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09:39:28.711000000</dc:date>
    <meta:editing-duration>P1DT3M35S</meta:editing-duration>
    <meta:editing-cycles>11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145" meta:character-count="747" meta:non-whitespace-character-count="629"/>
  </office:meta>
</office:document-meta>
</file>